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GLISH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DOCUMENTATIO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COD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run juliaformatter over everything</text:p>
          </table:table-cell>
        </table:table-row>
        <table:table-row table:style-name="ro1">
          <table:table-cell/>
          <table:table-cell office:value-type="string" calcext:value-type="string">
            <text:p>test harness for html outpu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raham Stark</meta:initial-creator>
    <meta:creation-date>2023-07-03T08:38:06.025952986</meta:creation-date>
    <dc:date>2023-07-03T09:31:28.458404216</dc:date>
    <dc:creator>Graham Stark</dc:creator>
    <meta:editing-duration>PT53M21S</meta:editing-duration>
    <meta:editing-cycles>4</meta:editing-cycles>
    <meta:generator>LibreOffice/7.3.7.2$Linux_X86_64 LibreOffice_project/30$Build-2</meta:generator>
    <meta:document-statistic meta:table-count="1" meta:cell-count="6" meta:object-count="0"/>
  </office:meta>
</office:document-meta>
</file>